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882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5.048cm"/>
    </style:style>
    <style:style style:name="co29" style:family="table-column">
      <style:table-column-properties fo:break-before="auto" style:column-width="2.485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3.821cm"/>
    </style:style>
    <style:style style:name="co37" style:family="table-column">
      <style:table-column-properties fo:break-before="auto" style:column-width="2.157cm"/>
    </style:style>
    <style:style style:name="co38" style:family="table-column">
      <style:table-column-properties fo:break-before="auto" style:column-width="1.946cm"/>
    </style:style>
    <style:style style:name="co39" style:family="table-column">
      <style:table-column-properties fo:break-before="auto" style:column-width="2.099cm"/>
    </style:style>
    <style:style style:name="co40" style:family="table-column">
      <style:table-column-properties fo:break-before="auto" style:column-width="2.886cm"/>
    </style:style>
    <style:style style:name="co41" style:family="table-column">
      <style:table-column-properties fo:break-before="auto" style:column-width="4.847cm"/>
    </style:style>
    <style:style style:name="co42" style:family="table-column">
      <style:table-column-properties fo:break-before="auto" style:column-width="2.815cm"/>
    </style:style>
    <style:style style:name="co43" style:family="table-column">
      <style:table-column-properties fo:break-before="auto" style:column-width="2.159cm"/>
    </style:style>
    <style:style style:name="co44" style:family="table-column">
      <style:table-column-properties fo:break-before="auto" style:column-width="2.415cm"/>
    </style:style>
    <style:style style:name="co45" style:family="table-column">
      <style:table-column-properties fo:break-before="auto" style:column-width="6.782cm"/>
    </style:style>
    <style:style style:name="co46" style:family="table-column">
      <style:table-column-properties fo:break-before="auto" style:column-width="2.009cm"/>
    </style:style>
    <style:style style:name="co47" style:family="table-column">
      <style:table-column-properties fo:break-before="auto" style:column-width="6.117cm"/>
    </style:style>
    <style:style style:name="co48" style:family="table-column">
      <style:table-column-properties fo:break-before="auto" style:column-width="3.314cm"/>
    </style:style>
    <style:style style:name="co49" style:family="table-column">
      <style:table-column-properties fo:break-before="auto" style:column-width="2.193cm"/>
    </style:style>
    <style:style style:name="co50" style:family="table-column">
      <style:table-column-properties fo:break-before="auto" style:column-width="2.113cm"/>
    </style:style>
    <style:style style:name="co51" style:family="table-column">
      <style:table-column-properties fo:break-before="auto" style:column-width="2.515cm"/>
    </style:style>
    <style:style style:name="co52" style:family="table-column">
      <style:table-column-properties fo:break-before="auto" style:column-width="6.549cm"/>
    </style:style>
    <style:style style:name="co53" style:family="table-column">
      <style:table-column-properties fo:break-before="auto" style:column-width="2.111cm"/>
    </style:style>
    <style:style style:name="co54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style:style style:name="ta5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36">
      <style:table-cell-properties fo:background-color="#cccccc"/>
    </style:style>
    <style:style style:name="ce193" style:family="table-cell" style:parent-style-name="Default">
      <style:table-cell-properties fo:background-color="#cccccc"/>
    </style:style>
    <style:style style:name="ce194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ext-properties fo:font-size="8pt" style:font-size-asian="8pt" style:font-size-complex="8pt"/>
    </style:style>
    <style:style style:name="ce199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02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4"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205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4">
      <style:table-cell-properties fo:background-color="#cccccc"/>
    </style:style>
    <style:style style:name="ce207" style:family="table-cell" style:parent-style-name="Default">
      <style:table-cell-properties fo:background-color="transparent"/>
    </style:style>
    <style:style style:name="ce208" style:family="table-cell" style:parent-style-name="Default" style:data-style-name="N4">
      <style:text-properties fo:color="#c9211e"/>
    </style:style>
    <style:style style:name="ce209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0pt" style:font-size-asian="10pt" fo:font-size="10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8pt" style:font-size-asian="8pt" fo:font-size="8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9500" calcext:value-type="float">
            <text:p>9.500,00</text:p>
          </table:table-cell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1543.75" calcext:value-type="float">
            <text:p>1.543,75</text:p>
          </table:table-cell>
          <table:table-cell table:style-name="ce141" table:formula="of:=[.F15]*[.J14]" office:value-type="float" office:value="1543.75" calcext:value-type="float">
            <text:p>1.543,75</text:p>
          </table:table-cell>
          <table:table-cell table:style-name="ce141" table:formula="of:=[.F15]*[.K14]" office:value-type="float" office:value="712.5" calcext:value-type="float">
            <text:p>712,50</text:p>
          </table:table-cell>
          <table:table-cell table:style-name="ce141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8000" calcext:value-type="float">
            <text:p>78.00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183.25" calcext:value-type="float">
            <text:p>19.183,25</text:p>
          </table:table-cell>
          <table:table-cell table:style-name="ce141" table:formula="of:=[.J19]+[.J15]+[.J10]+[.J6]+[.J7]" office:value-type="float" office:value="19183.25" calcext:value-type="float">
            <text:p>19.183,25</text:p>
          </table:table-cell>
          <table:table-cell table:style-name="ce141" table:formula="of:=[.K19]+[.K15]+[.K10]+[.K6]+[.K7]" office:value-type="float" office:value="14775" calcext:value-type="float">
            <text:p>14.775,00</text:p>
          </table:table-cell>
          <table:table-cell table:style-name="ce141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2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number-columns-repeated="2" table:style-name="ce54" office:value-type="float" office:value="44000" calcext:value-type="float">
            <text:p>44.000,00</text:p>
          </table:table-cell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2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Default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/>
          <table:table-cell table:style-name="ce57"/>
          <table:table-cell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number-columns-repeated="2" table:style-name="ce55" office:value-type="float" office:value="9500" calcext:value-type="float">
            <text:p>9.500,00</text:p>
          </table:table-cell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9500" calcext:value-type="float">
            <text:p>9.50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/>
          <table:table-cell table:style-name="ce16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59"/>
          <table:table-cell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83108.74" calcext:value-type="float">
            <text:p>83.108,74</text:p>
          </table:table-cell>
          <table:table-cell table:formula="of:=SUM([.E8:.E59])" office:value-type="float" office:value="110615" calcext:value-type="float">
            <text:p>110.615,00</text:p>
          </table:table-cell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4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7]-[.D27]+[.G26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29]-[.D29]+[.G28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0]-[.D30]+[.G29]" office:value-type="float" office:value="-53945.34" calcext:value-type="float">
            <text:p>-53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1]-[.D31]+[.G30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2]-[.D32]+[.G31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3]-[.D33]+[.G32]" office:value-type="float" office:value="-71584.84" calcext:value-type="float">
            <text:p>-71.584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4]-[.D34]+[.G33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5]-[.D35]+[.G34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6]-[.D36]+[.G35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7]-[.D37]+[.G36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8]-[.D38]+[.G37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ye nakit (hurdacı ali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9]-[.D39]+[.G38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0]-[.D40]+[.G39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41]-[.D41]+[.G40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42]-[.D42]+[.G41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3]-[.D43]+[.G42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44]-[.D44]+[.G43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5]-[.D45]+[.G44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6]-[.D46]+[.G45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7]-[.D47]+[.G46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144"/>
          <table:table-cell/>
          <table:table-cell table:style-name="ce147" table:formula="of:=[.E48]-[.D48]+[.G47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144"/>
          <table:table-cell/>
          <table:table-cell table:style-name="ce147" table:formula="of:=[.E49]-[.D49]+[.G48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50]-[.D50]+[.G49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51]-[.D51]+[.G50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ye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52]-[.D52]+[.G51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 table:style-name="ce94"/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164" table:formula="of:=[.E16]-[.C17]+[.D17]" office:value-type="float" office:value="-20695.8" calcext:value-type="float">
            <text:p>-20.695,80</text:p>
          </table:table-cell>
          <table:table-cell table:style-name="ce9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28" table:default-cell-style-name="Default"/>
        <table:table-column table:style-name="co29" table:default-cell-style-name="ce144"/>
        <table:table-column table:style-name="co9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6100" calcext:value-type="float">
            <text:p>6.100,00</text:p>
          </table:table-cell>
          <table:table-cell table:style-name="ce162"/>
          <table:table-cell table:style-name="ce164" table:formula="of:=[.E5]+[.C6]-[.D6]" office:value-type="float" office:value="27022.34" calcext:value-type="float">
            <text:p>27.0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17]" office:value-type="float" office:value="22089.0276" calcext:value-type="float">
            <text:p>22.089,03</text:p>
          </table:table-cell>
          <table:table-cell table:style-name="ce162"/>
          <table:table-cell table:style-name="ce164" table:formula="of:=[.E6]+[.C7]-[.D7]" office:value-type="float" office:value="49111.3676" calcext:value-type="float">
            <text:p>49.111,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60111.3676" calcext:value-type="float">
            <text:p>60.111,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63173.8676" calcext:value-type="float">
            <text:p>63.173,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63886.3676" calcext:value-type="float">
            <text:p>63.886,3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35]" office:value-type="float" office:value="-84128.59" calcext:value-type="float">
            <text:p>-84.128,59</text:p>
          </table:table-cell>
          <table:table-cell table:style-name="ce169"/>
          <table:table-cell table:style-name="ce164" table:formula="of:=[.E10]+[.C11]-[.D11]" office:value-type="float" office:value="-20242.2224" calcext:value-type="float">
            <text:p>-20.242,2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11]+[.C12]-[.D12]" office:value-type="float" office:value="-41009.8224" calcext:value-type="float">
            <text:p>-41.009,8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13]" office:value-type="float" office:value="-20833.9824" calcext:value-type="float">
            <text:p>-20.833,98</text:p>
          </table:table-cell>
          <table:table-cell table:style-name="ce164"/>
          <table:table-cell table:style-name="ce164" table:formula="of:=[.E12]+[.C13]-[.D13]" office:value-type="float" office:value="-61843.8048" calcext:value-type="float">
            <text:p>-61.843,80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61843.8048" calcext:value-type="float">
            <text:p>-61.843,80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62243.8048" calcext:value-type="float">
            <text:p>-62.243,80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62643.8048" calcext:value-type="float">
            <text:p>-62.643,80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63443.8048" calcext:value-type="float">
            <text:p>-63.443,80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64093.8048" calcext:value-type="float">
            <text:p>-64.093,80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64743.8048" calcext:value-type="float">
            <text:p>-64.743,80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64743.8048" calcext:value-type="float">
            <text:p>-64.743,80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64743.8048" calcext:value-type="float">
            <text:p>-64.743,80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65743.8048" calcext:value-type="float">
            <text:p>-65.743,80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66743.8048" calcext:value-type="float">
            <text:p>-66.743,80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86033.8048" calcext:value-type="float">
            <text:p>-86.033,80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92816.8048" calcext:value-type="float">
            <text:p>-92.816,80</text:p>
          </table:table-cell>
        </table:table-row>
        <table:table-row table:style-name="ro2">
          <table:table-cell table:style-name="ce94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93816.8048" calcext:value-type="float">
            <text:p>-93.816,80</text:p>
          </table:table-cell>
        </table:table-row>
        <table:table-row table:style-name="ro2">
          <table:table-cell table:style-name="ce94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94816.8048" calcext:value-type="float">
            <text:p>-94.816,80</text:p>
          </table:table-cell>
        </table:table-row>
        <table:table-row table:style-name="ro2">
          <table:table-cell table:style-name="ce94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95816.8048" calcext:value-type="float">
            <text:p>-95.816,80</text:p>
          </table:table-cell>
        </table:table-row>
        <table:table-row table:style-name="ro2">
          <table:table-cell table:style-name="ce94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96876.8048" calcext:value-type="float">
            <text:p>-96.876,80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4 Dgs" table:style-name="ta3">
        <table:table-column table:style-name="co9" table:default-cell-style-name="ce26"/>
        <table:table-column table:style-name="co30" table:default-cell-style-name="ce44"/>
        <table:table-column table:style-name="co16" table:default-cell-style-name="ce52"/>
        <table:table-column table:style-name="co6" table:default-cell-style-name="ce52"/>
        <table:table-column table:style-name="co31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82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41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77.66" calcext:value-type="float">
            <text:p>4.077,66</text:p>
          </table:table-cell>
          <table:table-cell table:style-name="ce84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20922.34" calcext:value-type="float">
            <text:p>20.922,34</text:p>
          </table:table-cell>
        </table:table-row>
      </table:table>
      <table:table table:name="15 Tzgmrg" table:style-name="ta4">
        <table:table-column table:style-name="co14" table:default-cell-style-name="ce26"/>
        <table:table-column table:style-name="co33" table:default-cell-style-name="ce44"/>
        <table:table-column table:style-name="co16" table:default-cell-style-name="ce54"/>
        <table:table-column table:style-name="co34" table:default-cell-style-name="ce52"/>
        <table:table-column table:style-name="co35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3"/>
          <table:table-cell table:formula="of:=[.E17]-[.D18]" office:value-type="float" office:value="3600" calcext:value-type="float">
            <text:p>3.6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3600" calcext:value-type="float">
            <text:p>3.6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6100" calcext:value-type="float">
            <text:p>6.1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6100" calcext:value-type="float">
            <text:p>6.100,00</text:p>
          </table:table-cell>
        </table:table-row>
      </table:table>
      <table:table table:name="16 Sny" table:style-name="ta5">
        <table:table-column table:style-name="co14" table:default-cell-style-name="ce42"/>
        <table:table-column table:style-name="co36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44"/>
          <table:table-cell table:style-name="ce47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45"/>
          <table:table-cell office:value-type="string" calcext:value-type="string">
            <text:p>S1- Yazıhane</text:p>
          </table:table-cell>
          <table:table-cell table:style-name="ce138"/>
          <table:table-cell/>
          <table:table-cell table:style-name="ce54"/>
          <table:table-cell table:formula="of:=[$'161 S1'.G2]" office:value-type="float" office:value="9741.91" calcext:value-type="float">
            <text:p>9.741,91</text:p>
          </table:table-cell>
          <table:table-cell table:style-name="ce54" table:formula="of:=[.D5]-[.F5]" office:value-type="float" office:value="-9741.91" calcext:value-type="float">
            <text:p>-9.7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62 S2'.D4]" office:value-type="float" office:value="58659" calcext:value-type="float">
            <text:p>58.659,00</text:p>
          </table:table-cell>
          <table:table-cell table:formula="of:=[$'162 S2'.D5]" office:value-type="float" office:value="48500" calcext:value-type="float">
            <text:p>48.500,00</text:p>
          </table:table-cell>
          <table:table-cell table:style-name="ce54" table:formula="of:=[.C6]-[.D6]" office:value-type="float" office:value="10159" calcext:value-type="float">
            <text:p>10.159,00</text:p>
          </table:table-cell>
          <table:table-cell table:style-name="ce54" table:formula="of:=[$'162 S2'.D7]" office:value-type="float" office:value="42973.58" calcext:value-type="float">
            <text:p>42.973,58</text:p>
          </table:table-cell>
          <table:table-cell table:style-name="ce54" table:formula="of:=[.D6]-[.F6]" office:value-type="float" office:value="5526.42" calcext:value-type="float">
            <text:p>5.526,42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64 S4'.C5]" office:value-type="float" office:value="39000" calcext:value-type="float">
            <text:p>39.000,00</text:p>
          </table:table-cell>
          <table:table-cell table:formula="of:=[$'164 S4'.C6]" office:value-type="float" office:value="27000" calcext:value-type="float">
            <text:p>27.000,00</text:p>
          </table:table-cell>
          <table:table-cell table:style-name="ce54" table:formula="of:=[.C8]-[.D8]" office:value-type="float" office:value="12000" calcext:value-type="float">
            <text:p>12.000,00</text:p>
          </table:table-cell>
          <table:table-cell table:style-name="ce54" table:formula="of:=[$'164 S4'.C8]" office:value-type="float" office:value="25220" calcext:value-type="float">
            <text:p>25.220,00</text:p>
          </table:table-cell>
          <table:table-cell table:style-name="ce54" table:formula="of:=[.D8]-[.F8]" office:value-type="float" office:value="1780" calcext:value-type="float">
            <text:p>1.78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55" table:formula="of:=[$'165 S5'.C5]" office:value-type="float" office:value="36000" calcext:value-type="float">
            <text:p>36.000,00</text:p>
          </table:table-cell>
          <table:table-cell table:style-name="ce55" table:formula="of:=[$'165 S5'.C6]" office:value-type="float" office:value="27000" calcext:value-type="float">
            <text:p>27.000,00</text:p>
          </table:table-cell>
          <table:table-cell table:style-name="ce54" table:formula="of:=[.C9]-[.D9]" office:value-type="float" office:value="9000" calcext:value-type="float">
            <text:p>9.000,00</text:p>
          </table:table-cell>
          <table:table-cell table:style-name="ce56" table:formula="of:=[$'165 S5'.C8]" office:value-type="float" office:value="11500" calcext:value-type="float">
            <text:p>11.500,00</text:p>
          </table:table-cell>
          <table:table-cell table:style-name="ce54" table:formula="of:=[.D9]-[.F9]" office:value-type="float" office:value="15500" calcext:value-type="float">
            <text:p>15.500,00</text:p>
          </table:table-cell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S6- Kemal Kükrer</text:p>
          </table:table-cell>
          <table:table-cell table:style-name="ce54" table:formula="of:=[$'166 S6'.C20]" office:value-type="float" office:value="18000" calcext:value-type="float">
            <text:p>18.000,00</text:p>
          </table:table-cell>
          <table:table-cell table:style-name="ce54" table:formula="of:=[$'166 S6'.E20]" office:value-type="float" office:value="18000" calcext:value-type="float">
            <text:p>18.000,00</text:p>
          </table:table-cell>
          <table:table-cell table:style-name="ce54" table:formula="of:=[.C10]-[.D10]" office:value-type="float" office:value="0" calcext:value-type="float">
            <text:p>0,00</text:p>
          </table:table-cell>
          <table:table-cell table:style-name="ce54" table:formula="of:=[$'166 S6'.E21]" office:value-type="float" office:value="2000" calcext:value-type="float">
            <text:p>2.000,00</text:p>
          </table:table-cell>
          <table:table-cell table:style-name="ce54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4:.C12])" office:value-type="float" office:value="151659" calcext:value-type="float">
            <text:p>151.659,00</text:p>
          </table:table-cell>
          <table:table-cell table:style-name="ce81" table:formula="of:=SUM([.D4:.D12])" office:value-type="float" office:value="120500" calcext:value-type="float">
            <text:p>120.500,00</text:p>
          </table:table-cell>
          <table:table-cell table:style-name="ce41" table:formula="of:=SUM([.E4:.E12])" office:value-type="float" office:value="31159" calcext:value-type="float">
            <text:p>31.159,00</text:p>
          </table:table-cell>
          <table:table-cell table:style-name="ce81" table:formula="of:=SUM([.F4:.F12])" office:value-type="float" office:value="91435.49" calcext:value-type="float">
            <text:p>91.435,49</text:p>
          </table:table-cell>
          <table:table-cell table:style-name="ce81" table:formula="of:=SUM([.G4:.G12])" office:value-type="float" office:value="29064.51" calcext:value-type="float">
            <text:p>29.064,51</text:p>
          </table:table-cell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13]" office:value-type="float" office:value="29064.51" calcext:value-type="float">
            <text:p>29.064,51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57" office:value-type="percentage" office:value="0.76" calcext:value-type="percentage">
            <text:p>%76,00</text:p>
          </table:table-cell>
          <table:table-cell table:formula="of:=[.G15]*[.F17]" office:value-type="float" office:value="22089.0276" calcext:value-type="float">
            <text:p>22.089,0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57" office:value-type="percentage" office:value="0.24" calcext:value-type="percentage">
            <text:p>%24,00</text:p>
          </table:table-cell>
          <table:table-cell table:formula="of:=[.G15]*[.F18]" office:value-type="float" office:value="6975.4824" calcext:value-type="float">
            <text:p>6.975,4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26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4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38"/>
          <table:table-cell table:style-name="ce81" table:formula="of:=SUM([.F6:.F57])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25" calcext:value-type="date">
            <text:p>25.11.2020</text:p>
          </table:table-cell>
          <table:table-cell table:style-name="ce52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25" calcext:value-type="date">
            <text:p>25.11.2020</text:p>
          </table:table-cell>
          <table:table-cell table:style-name="ce52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table:number-columns-repeated="2"/>
          <table:table-cell table:style-name="ce9"/>
          <table:table-cell office:value-type="float" office:value="170" calcext:value-type="float">
            <text:p>170,00</text:p>
          </table:table-cell>
          <table:table-cell table:formula="of:=[.G35]+[.F36]" office:value-type="float" office:value="9141.91" calcext:value-type="float">
            <text:p>9.141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"/>
          <table:table-cell office:value-type="float" office:value="100" calcext:value-type="float">
            <text:p>100,00</text:p>
          </table:table-cell>
          <table:table-cell table:formula="of:=[.G36]+[.F37]" office:value-type="float" office:value="9241.91" calcext:value-type="float">
            <text:p>9.2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"/>
          <table:table-cell office:value-type="float" office:value="500" calcext:value-type="float">
            <text:p>500,00</text:p>
          </table:table-cell>
          <table:table-cell table:formula="of:=[.G37]+[.F38]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38"/>
          <table:table-cell table:number-columns-repeated="53"/>
        </table:table-row>
        <table:table-row table:style-name="ro1" table:number-rows-repeated="104851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5">
        <table:table-column table:style-name="co14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default-cell-style-name="ce52"/>
        <table:table-column table:style-name="co38" table:default-cell-style-name="ce52"/>
        <table:table-column table:style-name="co7" table:default-cell-style-name="ce52"/>
        <table:table-column table:style-name="co9" table:number-columns-repeated="43" table:default-cell-style-name="ce42"/>
        <table:table-row table:style-name="ro1">
          <table:table-cell/>
          <table:table-cell table:style-name="ce47" office:value-type="string" calcext:value-type="string">
            <text:p>Sanayi S2 Yazıhane Sol </text:p>
          </table:table-cell>
          <table:table-cell table:style-name="ce47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43" table:number-columns-repeated="3"/>
          <table:table-cell table:style-name="ce53" table:number-columns-repeated="3"/>
          <table:table-cell table:number-columns-repeated="4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47"/>
          <table:table-cell table:style-name="Default" table:number-columns-repeated="2"/>
          <table:table-cell table:style-name="ce81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182"/>
          <table:table-cell table:style-name="ce81" table:formula="of:=SUM([.D11:.D22])" office:value-type="float" office:value="58659" calcext:value-type="float">
            <text:p>58.659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182"/>
          <table:table-cell table:style-name="ce81" table:formula="of:=SUM([.E11:.E21])" office:value-type="float" office:value="48500" calcext:value-type="float">
            <text:p>48.500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182"/>
          <table:table-cell table:style-name="ce81" table:formula="of:=[.F29]" office:value-type="float" office:value="26073.9240545421" calcext:value-type="float">
            <text:p>26.073,92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182"/>
          <table:table-cell table:style-name="ce81" table:formula="of:=[.E32]" office:value-type="float" office:value="42973.58" calcext:value-type="float">
            <text:p>42.973,58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53"/>
          <table:table-cell table:style-name="ce81" table:formula="of:=[.D5]-[.D7]" office:value-type="float" office:value="5526.42" calcext:value-type="float">
            <text:p>5.526,42</text:p>
          </table:table-cell>
          <table:table-cell table:style-name="Default"/>
          <table:table-cell table:style-name="ce81"/>
          <table:table-cell table:number-columns-repeated="43"/>
        </table:table-row>
        <table:table-row table:style-name="ro1">
          <table:table-cell/>
          <table:table-cell table:style-name="ce47" table:number-columns-repeated="2"/>
          <table:table-cell table:number-columns-repeated="46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183" office:value-type="string" calcext:value-type="string">
            <text:p>üfe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47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54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54"/>
          <table:table-cell table:number-columns-repeated="43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7500" calcext:value-type="float">
            <text:p>7500</text:p>
          </table:table-cell>
          <table:table-cell table:style-name="ce138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13500" calcext:value-type="float">
            <text:p>13500</text:p>
          </table:table-cell>
          <table:table-cell table:style-name="ce138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38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38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18500" calcext:value-type="float">
            <text:p>18500</text:p>
          </table:table-cell>
          <table:table-cell table:style-name="ce138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5000" calcext:value-type="float">
            <text:p>5000</text:p>
          </table:table-cell>
          <table:table-cell table:style-name="ce138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38" office:value-type="float" office:value="3014" calcext:value-type="float">
            <text:p>3.014,00</text:p>
          </table:table-cell>
          <table:table-cell table:style-name="Default"/>
          <table:table-cell table:style-name="ce138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</text:p>
          </table:table-cell>
          <table:table-cell table:style-name="Default" table:number-columns-repeated="3"/>
          <table:table-cell table:style-name="ce138" table:formula="of:=[.F22]+[.D23]-[.E23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38" table:formula="of:=[.F110]" office:value-type="float" office:value="2155.45866666667" calcext:value-type="float">
            <text:p>2.155,46</text:p>
          </table:table-cell>
          <table:table-cell table:style-name="Default"/>
          <table:table-cell table:style-name="ce138" table:formula="of:=[.F23]+[.D24]-[.E24]" office:value-type="float" office:value="12314.4586666667" calcext:value-type="float">
            <text:p>12.314,46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38" table:formula="of:=[.E47]" office:value-type="float" office:value="3785" calcext:value-type="float">
            <text:p>3.785,00</text:p>
          </table:table-cell>
          <table:table-cell table:style-name="Default"/>
          <table:table-cell table:style-name="ce138" table:formula="of:=[.F24]+[.D25]-[.E25]" office:value-type="float" office:value="16099.4586666667" calcext:value-type="float">
            <text:p>16.099,46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38" table:formula="of:=[.E64]" office:value-type="float" office:value="4188.58" calcext:value-type="float">
            <text:p>4.188,58</text:p>
          </table:table-cell>
          <table:table-cell table:style-name="Default"/>
          <table:table-cell table:style-name="ce138" table:formula="of:=[.F25]+[.D26]-[.E26]" office:value-type="float" office:value="20288.0386666667" calcext:value-type="float">
            <text:p>20.288,04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doğuşa olan borç</text:p>
          </table:table-cell>
          <table:table-cell table:style-name="Default"/>
          <table:table-cell table:style-name="ce138" table:formula="of:=[.C72]" office:value-type="float" office:value="5785.88538787544" calcext:value-type="float">
            <text:p>5.785,89</text:p>
          </table:table-cell>
          <table:table-cell table:style-name="Default"/>
          <table:table-cell table:style-name="ce138" table:formula="of:=[.F26]+[.D27]-[.E27]" office:value-type="float" office:value="26073.9240545421" calcext:value-type="float">
            <text:p>26.073,92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table:number-columns-repeated="2"/>
          <table:table-cell table:style-name="ce138"/>
          <table:table-cell table:style-name="Default"/>
          <table:table-cell table:style-name="ce138" table:formula="of:=[.F27]+[.D28]-[.E28]" office:value-type="float" office:value="26073.9240545421" calcext:value-type="float">
            <text:p>26.073,92</text:p>
          </table:table-cell>
          <table:table-cell table:number-columns-repeated="43"/>
        </table:table-row>
        <table:table-row table:style-name="ro1">
          <table:table-cell table:style-name="ce190" office:value-type="date" office:date-value="2020-11-30" calcext:value-type="date">
            <text:p>30.11.2020</text:p>
          </table:table-cell>
          <table:table-cell table:style-name="ce196" office:value-type="string" calcext:value-type="string">
            <text:p>KASIM SONU İTİBARI İLE TOPLAM ALACAK</text:p>
          </table:table-cell>
          <table:table-cell table:style-name="ce196"/>
          <table:table-cell table:style-name="ce204"/>
          <table:table-cell table:style-name="ce196"/>
          <table:table-cell table:style-name="ce204" table:formula="of:=[.F28]+[.D29]-[.E29]" office:value-type="float" office:value="26073.9240545421" calcext:value-type="float">
            <text:p>26.073,92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table:number-columns-repeated="4"/>
          <table:table-cell table:style-name="ce138"/>
          <table:table-cell table:number-columns-repeated="43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2"/>
          <table:table-cell table:style-name="ce81" table:formula="of:=SUM([.E33:.E35])" office:value-type="float" office:value="42973.58" calcext:value-type="float">
            <text:p>42.973,58</text:p>
          </table:table-cell>
          <table:table-cell table:style-name="ce54"/>
          <table:table-cell table:number-columns-repeated="43"/>
        </table:table-row>
        <table:table-row table:style-name="ro1">
          <table:table-cell table:style-name="ce94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54"/>
          <table:table-cell table:number-columns-repeated="43"/>
        </table:table-row>
        <table:table-row table:style-name="ro1">
          <table:table-cell table:style-name="ce94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7]" office:value-type="float" office:value="3785" calcext:value-type="float">
            <text:p>3.785,00</text:p>
          </table:table-cell>
          <table:table-cell table:style-name="ce54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4]" office:value-type="float" office:value="4188.58" calcext:value-type="float">
            <text:p>4.188,58</text:p>
          </table:table-cell>
          <table:table-cell table:number-columns-repeated="44"/>
        </table:table-row>
        <table:table-row table:style-name="ro1">
          <table:table-cell table:number-columns-repeated="49"/>
        </table:table-row>
        <table:table-row table:style-name="ro1">
          <table:table-cell table:style-name="ce192"/>
          <table:table-cell table:style-name="ce197" office:value-type="string" calcext:value-type="string">
            <text:p>AÇIKLAMALAR</text:p>
          </table:table-cell>
          <table:table-cell table:style-name="ce193"/>
          <table:table-cell table:style-name="ce205" table:number-columns-repeated="2"/>
          <table:table-cell table:style-name="ce209"/>
          <table:table-cell table:number-columns-repeated="43"/>
        </table:table-row>
        <table:table-row table:style-name="ro1">
          <table:table-cell/>
          <table:table-cell table:style-name="ce197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94" office:value-type="date" office:date-value="2019-10-15" calcext:value-type="date">
            <text:p>15.10.2019</text:p>
          </table:table-cell>
          <table:table-cell table:style-name="ce198" office:value-type="string" calcext:value-type="string">
            <text:p>3 İhtar 130-200-50</text:p>
          </table:table-cell>
          <table:table-cell table:style-name="ce198"/>
          <table:table-cell table:style-name="ce138" office:value-type="float" office:value="380" calcext:value-type="float">
            <text:p>380,00</text:p>
          </table:table-cell>
          <table:table-cell table:style-name="ce138" table:formula="of:=[.D39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ce198" office:value-type="string" calcext:value-type="string">
            <text:p>maliye sözleşme damga vergisi</text:p>
          </table:table-cell>
          <table:table-cell table:style-name="ce198"/>
          <table:table-cell table:style-name="ce138" office:value-type="float" office:value="505" calcext:value-type="float">
            <text:p>505,00</text:p>
          </table:table-cell>
          <table:table-cell table:style-name="ce138" table:formula="of:=[.E39]+[.D40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ce198" office:value-type="string" calcext:value-type="string">
            <text:p>Tahliye için icra başvuru</text:p>
          </table:table-cell>
          <table:table-cell table:style-name="ce198"/>
          <table:table-cell table:style-name="ce138" office:value-type="float" office:value="150" calcext:value-type="float">
            <text:p>150,00</text:p>
          </table:table-cell>
          <table:table-cell table:style-name="ce138" table:formula="of:=[.E40]+[.D41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29" calcext:value-type="date">
            <text:p>29.11.2019</text:p>
          </table:table-cell>
          <table:table-cell table:style-name="ce198" office:value-type="string" calcext:value-type="string">
            <text:p>icra tebligat 21/2</text:p>
          </table:table-cell>
          <table:table-cell table:style-name="ce198"/>
          <table:table-cell table:style-name="ce138" office:value-type="float" office:value="50" calcext:value-type="float">
            <text:p>50,00</text:p>
          </table:table-cell>
          <table:table-cell table:style-name="ce138" table:formula="of:=[.E41]+[.D42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avukat vekalet</text:p>
          </table:table-cell>
          <table:table-cell table:style-name="ce198"/>
          <table:table-cell table:style-name="ce138" office:value-type="float" office:value="200" calcext:value-type="float">
            <text:p>200,00</text:p>
          </table:table-cell>
          <table:table-cell table:style-name="ce138" table:formula="of:=[.E42]+[.D43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İcra dava açılışı</text:p>
          </table:table-cell>
          <table:table-cell table:style-name="ce198"/>
          <table:table-cell table:style-name="ce138" office:value-type="float" office:value="500" calcext:value-type="float">
            <text:p>500,00</text:p>
          </table:table-cell>
          <table:table-cell table:style-name="ce138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94"/>
          <table:table-cell table:style-name="ce198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98"/>
          <table:table-cell table:style-name="Default"/>
          <table:table-cell table:style-name="ce138" table:formula="of:=[.E44]+[.D45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dava karşı taraf avukatlık ücreti (DAVA REDDEİLDİ)</text:p>
          </table:table-cell>
          <table:table-cell table:style-name="ce198"/>
          <table:table-cell table:style-name="ce138" office:value-type="float" office:value="2000" calcext:value-type="float">
            <text:p>2.000,00</text:p>
          </table:table-cell>
          <table:table-cell table:style-name="ce138" table:formula="of:=[.E45]+[.D46]" office:value-type="float" office:value="3785" calcext:value-type="float">
            <text:p>3.785,00</text:p>
          </table:table-cell>
          <table:table-cell table:style-name="Default" table:number-columns-repeated="44"/>
        </table:table-row>
        <table:table-row table:style-name="ro1">
          <table:table-cell table:style-name="ce192"/>
          <table:table-cell table:style-name="ce199" office:value-type="string" calcext:value-type="string">
            <text:p>TOPLAM İCRA MASRAFI</text:p>
          </table:table-cell>
          <table:table-cell table:style-name="ce201"/>
          <table:table-cell table:style-name="ce206"/>
          <table:table-cell table:style-name="ce204" table:formula="of:=[.E46]+[.D47]" office:value-type="float" office:value="3785" calcext:value-type="float">
            <text:p>3.785,00</text:p>
          </table:table-cell>
          <table:table-cell table:style-name="Default" table:number-columns-repeated="44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197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94" office:value-type="date" office:date-value="2018-12-31" calcext:value-type="date">
            <text:p>31.12.2018</text:p>
          </table:table-cell>
          <table:table-cell table:style-name="ce198" office:value-type="string" calcext:value-type="string">
            <text:p>çedaş teminat bedeli</text:p>
          </table:table-cell>
          <table:table-cell table:style-name="ce198"/>
          <table:table-cell table:style-name="ce138" office:value-type="float" office:value="900" calcext:value-type="float">
            <text:p>900,00</text:p>
          </table:table-cell>
          <table:table-cell table:style-name="ce138" table:formula="of:=[.D50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çedaş teminat bedeli</text:p>
          </table:table-cell>
          <table:table-cell table:style-name="ce198"/>
          <table:table-cell table:style-name="ce138" office:value-type="float" office:value="1100" calcext:value-type="float">
            <text:p>1.100,00</text:p>
          </table:table-cell>
          <table:table-cell table:style-name="ce138" table:formula="of:=[.E50]+[.D51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38" table:formula="of:=[.E51]+[.D52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ce198" office:value-type="string" calcext:value-type="string">
            <text:p>Çedaş Mart </text:p>
          </table:table-cell>
          <table:table-cell table:style-name="ce198"/>
          <table:table-cell table:style-name="Default" office:value-type="float" office:value="251.85" calcext:value-type="float">
            <text:p>251,85</text:p>
          </table:table-cell>
          <table:table-cell table:style-name="ce138" table:formula="of:=[.E52]+[.D53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ce198" office:value-type="string" calcext:value-type="string">
            <text:p>Çedaş Nisan</text:p>
          </table:table-cell>
          <table:table-cell table:style-name="ce198"/>
          <table:table-cell table:style-name="Default" office:value-type="float" office:value="216.33" calcext:value-type="float">
            <text:p>216,33</text:p>
          </table:table-cell>
          <table:table-cell table:style-name="ce138" table:formula="of:=[.E53]+[.D54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ce198" office:value-type="string" calcext:value-type="string">
            <text:p>Çedaş Mayıs</text:p>
          </table:table-cell>
          <table:table-cell table:style-name="ce198"/>
          <table:table-cell table:style-name="Default" office:value-type="float" office:value="263.46" calcext:value-type="float">
            <text:p>263,46</text:p>
          </table:table-cell>
          <table:table-cell table:style-name="ce138" table:formula="of:=[.E54]+[.D55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ce198" office:value-type="string" calcext:value-type="string">
            <text:p>Çedaş Haziran</text:p>
          </table:table-cell>
          <table:table-cell table:style-name="ce198"/>
          <table:table-cell table:style-name="Default" office:value-type="float" office:value="28.41" calcext:value-type="float">
            <text:p>28,41</text:p>
          </table:table-cell>
          <table:table-cell table:style-name="ce138" table:formula="of:=[.E55]+[.D56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198" office:value-type="string" calcext:value-type="string">
            <text:p>Çedaş Temmuz</text:p>
          </table:table-cell>
          <table:table-cell table:style-name="ce198"/>
          <table:table-cell table:style-name="Default" office:value-type="float" office:value="367.27" calcext:value-type="float">
            <text:p>367,27</text:p>
          </table:table-cell>
          <table:table-cell table:style-name="ce138" table:formula="of:=[.E56]+[.D57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2-31" calcext:value-type="date">
            <text:p>31.12.2020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38" table:formula="of:=[.E57]+[.D58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198" office:value-type="string" calcext:value-type="string">
            <text:p>Çedaş Ağustos</text:p>
          </table:table-cell>
          <table:table-cell table:style-name="ce198"/>
          <table:table-cell table:style-name="Default" office:value-type="float" office:value="312.41" calcext:value-type="float">
            <text:p>312,41</text:p>
          </table:table-cell>
          <table:table-cell table:style-name="ce138" table:formula="of:=[.E58]+[.D59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ce198" office:value-type="string" calcext:value-type="string">
            <text:p>Çedaş Eylül</text:p>
          </table:table-cell>
          <table:table-cell table:style-name="ce198"/>
          <table:table-cell table:style-name="Default" office:value-type="float" office:value="275.34" calcext:value-type="float">
            <text:p>275,34</text:p>
          </table:table-cell>
          <table:table-cell table:style-name="ce138" table:formula="of:=[.E59]+[.D60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30" calcext:value-type="date">
            <text:p>30.11.2020</text:p>
          </table:table-cell>
          <table:table-cell table:style-name="ce198" office:value-type="string" calcext:value-type="string">
            <text:p>Çedaş 10-11</text:p>
          </table:table-cell>
          <table:table-cell table:style-name="ce198"/>
          <table:table-cell table:style-name="ce207" office:value-type="float" office:value="657.26" calcext:value-type="float">
            <text:p>657,26</text:p>
          </table:table-cell>
          <table:table-cell table:style-name="ce138" table:formula="of:=[.E60]+[.D61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23" calcext:value-type="date">
            <text:p>23.11.2020</text:p>
          </table:table-cell>
          <table:table-cell table:style-name="ce198" office:value-type="string" calcext:value-type="string">
            <text:p>Çedaş gecikme</text:p>
          </table:table-cell>
          <table:table-cell table:style-name="ce198"/>
          <table:table-cell table:style-name="ce207" office:value-type="float" office:value="180" calcext:value-type="float">
            <text:p>180</text:p>
          </table:table-cell>
          <table:table-cell table:style-name="ce138" table:formula="of:=[.E61]+[.D62]" office:value-type="float" office:value="4988.58" calcext:value-type="float">
            <text:p>4.988,5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23" calcext:value-type="date">
            <text:p>23.11.2020</text:p>
          </table:table-cell>
          <table:table-cell table:style-name="ce198" office:value-type="string" calcext:value-type="string">
            <text:p>Çedaş ödeme </text:p>
          </table:table-cell>
          <table:table-cell table:style-name="ce198"/>
          <table:table-cell table:style-name="ce208" office:value-type="float" office:value="-800" calcext:value-type="float">
            <text:p>-800,00</text:p>
          </table:table-cell>
          <table:table-cell table:style-name="ce138" table:formula="of:=[.E62]+[.D63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 table:style-name="ce193"/>
          <table:table-cell table:style-name="ce199" office:value-type="string" calcext:value-type="string">
            <text:p>TOPLAM İCRA MASRAFI</text:p>
          </table:table-cell>
          <table:table-cell table:style-name="ce201"/>
          <table:table-cell table:style-name="ce206"/>
          <table:table-cell table:style-name="ce204" table:formula="of:=[.E63]+[.D64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197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52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52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52" table:formula="of:=[.C67]/[.C68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52"/>
          <table:table-cell table:number-columns-repeated="46"/>
        </table:table-row>
        <table:table-row table:style-name="ro1">
          <table:table-cell table:style-name="ce44" office:value-type="date" office:date-value="2020-12-03" calcext:value-type="date">
            <text:p>03.12.2020</text:p>
          </table:table-cell>
          <table:table-cell office:value-type="string" calcext:value-type="string">
            <text:p>2020 USD/TRY</text:p>
          </table:table-cell>
          <table:table-cell table:style-name="ce52" office:value-type="float" office:value="7.85" calcext:value-type="float">
            <text:p>7,85</text:p>
          </table:table-cell>
          <table:table-cell table:number-columns-repeated="46"/>
        </table:table-row>
        <table:table-row table:style-name="ro1">
          <table:table-cell table:style-name="ce194"/>
          <table:table-cell table:style-name="ce194" office:value-type="string" calcext:value-type="string">
            <text:p>BORCUN 2020 TL KARŞILIĞI</text:p>
          </table:table-cell>
          <table:table-cell table:style-name="ce202" table:formula="of:=[.C69]*[.C71]" office:value-type="float" office:value="5785.88538787544" calcext:value-type="float">
            <text:p>5.785,89</text:p>
          </table:table-cell>
          <table:table-cell table:style-name="ce205" table:number-columns-repeated="2"/>
          <table:table-cell table:number-columns-repeated="44"/>
        </table:table-row>
        <table:table-row table:style-name="ro1">
          <table:table-cell table:number-columns-repeated="49"/>
        </table:table-row>
        <table:table-row table:style-name="ro1">
          <table:table-cell table:style-name="ce94"/>
          <table:table-cell table:style-name="ce197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ce198" office:value-type="string" calcext:value-type="string">
            <text:p>2018-19 kira bedeli</text:p>
          </table:table-cell>
          <table:table-cell table:style-name="ce198"/>
          <table:table-cell table:style-name="ce138" office:value-type="float" office:value="25000" calcext:value-type="float">
            <text:p>25.000,00</text:p>
          </table:table-cell>
          <table:table-cell table:style-name="ce138" table:formula="of:=[.D75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7500" calcext:value-type="float">
            <text:p>-7.500,00</text:p>
          </table:table-cell>
          <table:table-cell table:style-name="ce138" table:formula="of:=[.E75]+[.D76]" office:value-type="float" office:value="17500" calcext:value-type="float">
            <text:p>17.5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13500" calcext:value-type="float">
            <text:p>-13.500,00</text:p>
          </table:table-cell>
          <table:table-cell table:style-name="ce138" table:formula="of:=[.E76]+[.D77]" office:value-type="float" office:value="4000" calcext:value-type="float">
            <text:p>4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01-30" calcext:value-type="date">
            <text:p>30.01.2019</text:p>
          </table:table-cell>
          <table:table-cell table:style-name="ce198" office:value-type="string" calcext:value-type="string">
            <text:p>Gecikme 4000</text:p>
          </table:table-cell>
          <table:table-cell table:style-name="ce203" office:value-type="float" office:value="28.7" calcext:value-type="float">
            <text:p>28,70</text:p>
          </table:table-cell>
          <table:table-cell table:style-name="Default"/>
          <table:table-cell table:style-name="ce138" table:formula="of:=[.E77]+[.D78]" office:value-type="float" office:value="4000" calcext:value-type="float">
            <text:p>4.000,00</text:p>
          </table:table-cell>
          <table:table-cell table:style-name="ce138" table:formula="of:=[.E78]*[.C78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2-28" calcext:value-type="date">
            <text:p>28.02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29.97" calcext:value-type="float">
            <text:p>29,97</text:p>
          </table:table-cell>
          <table:table-cell table:style-name="Default"/>
          <table:table-cell table:style-name="ce138" table:formula="of:=[.E78]+[.D79]" office:value-type="float" office:value="4000" calcext:value-type="float">
            <text:p>4.000,00</text:p>
          </table:table-cell>
          <table:table-cell table:style-name="ce138" table:formula="of:=[.E79]*[.C79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3-30" calcext:value-type="date">
            <text:p>30.03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31.17" calcext:value-type="float">
            <text:p>31,17</text:p>
          </table:table-cell>
          <table:table-cell table:style-name="Default"/>
          <table:table-cell table:style-name="ce138" table:formula="of:=[.E79]+[.D80]" office:value-type="float" office:value="4000" calcext:value-type="float">
            <text:p>4.000,00</text:p>
          </table:table-cell>
          <table:table-cell table:style-name="ce138" table:formula="of:=[.E80]*[.C80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4-30" calcext:value-type="date">
            <text:p>30.04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32.24" calcext:value-type="float">
            <text:p>32,24</text:p>
          </table:table-cell>
          <table:table-cell table:style-name="Default"/>
          <table:table-cell table:style-name="ce138" table:formula="of:=[.E80]+[.D81]" office:value-type="float" office:value="4000" calcext:value-type="float">
            <text:p>4.000,00</text:p>
          </table:table-cell>
          <table:table-cell table:style-name="ce138" table:formula="of:=[.E81]*[.C81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2000" calcext:value-type="float">
            <text:p>-2.000,00</text:p>
          </table:table-cell>
          <table:table-cell table:style-name="ce138" table:formula="of:=[.E81]+[.D82]" office:value-type="float" office:value="2000" calcext:value-type="float">
            <text:p>2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05-30" calcext:value-type="date">
            <text:p>30.05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19.91" calcext:value-type="float">
            <text:p>19,91</text:p>
          </table:table-cell>
          <table:table-cell table:style-name="ce138"/>
          <table:table-cell table:style-name="ce138" table:formula="of:=[.E82]+[.D83]" office:value-type="float" office:value="2000" calcext:value-type="float">
            <text:p>2.000,00</text:p>
          </table:table-cell>
          <table:table-cell table:style-name="ce138" table:formula="of:=[.E83]*[.C83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6-30" calcext:value-type="date">
            <text:p>30.06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2.81" calcext:value-type="float">
            <text:p>32,81</text:p>
          </table:table-cell>
          <table:table-cell table:style-name="Default"/>
          <table:table-cell table:style-name="ce138" table:formula="of:=[.E83]+[.D84]" office:value-type="float" office:value="2000" calcext:value-type="float">
            <text:p>2.000,00</text:p>
          </table:table-cell>
          <table:table-cell table:style-name="ce138" table:formula="of:=[.E84]*[.C84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7-30" calcext:value-type="date">
            <text:p>30.07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2.34" calcext:value-type="float">
            <text:p>32,34</text:p>
          </table:table-cell>
          <table:table-cell table:style-name="Default"/>
          <table:table-cell table:style-name="ce138" table:formula="of:=[.E84]+[.D85]" office:value-type="float" office:value="2000" calcext:value-type="float">
            <text:p>2.000,00</text:p>
          </table:table-cell>
          <table:table-cell table:style-name="ce138" table:formula="of:=[.E85]*[.C85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8-30" calcext:value-type="date">
            <text:p>30.08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0.51" calcext:value-type="float">
            <text:p>30,51</text:p>
          </table:table-cell>
          <table:table-cell table:style-name="Default"/>
          <table:table-cell table:style-name="ce138" table:formula="of:=[.E85]+[.D86]" office:value-type="float" office:value="2000" calcext:value-type="float">
            <text:p>2.000,00</text:p>
          </table:table-cell>
          <table:table-cell table:style-name="ce138" table:formula="of:=[.E86]*[.C86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2000" calcext:value-type="float">
            <text:p>-2.000,00</text:p>
          </table:table-cell>
          <table:table-cell table:style-name="ce138" table:formula="of:=[.E86]+[.D87]" office:value-type="float" office:value="0" calcext:value-type="float">
            <text:p>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ce198" office:value-type="string" calcext:value-type="string">
            <text:p>2019 kira bedeli</text:p>
          </table:table-cell>
          <table:table-cell table:style-name="ce198"/>
          <table:table-cell table:style-name="ce138" office:value-type="float" office:value="25000" calcext:value-type="float">
            <text:p>25.000,00</text:p>
          </table:table-cell>
          <table:table-cell table:style-name="ce138" table:formula="of:=[.E87]+[.D88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2020 üfe artışı</text:p>
          </table:table-cell>
          <table:table-cell table:style-name="ce198" office:value-type="float" office:value="22.58" calcext:value-type="float">
            <text:p>22,58</text:p>
          </table:table-cell>
          <table:table-cell table:style-name="ce138" table:formula="of:=[.C89]*[.E88]/100" office:value-type="float" office:value="5645" calcext:value-type="float">
            <text:p>5.645,00</text:p>
          </table:table-cell>
          <table:table-cell table:style-name="ce138" table:formula="of:=[.E88]+[.D89]" office:value-type="float" office:value="30645" calcext:value-type="float">
            <text:p>30.6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ce198" office:value-type="string" calcext:value-type="string">
            <text:p>ödeme birkan postane</text:p>
          </table:table-cell>
          <table:table-cell table:style-name="ce198"/>
          <table:table-cell table:style-name="ce208" office:value-type="float" office:value="-18500" calcext:value-type="float">
            <text:p>-18.500,00</text:p>
          </table:table-cell>
          <table:table-cell table:style-name="ce138" table:formula="of:=[.E89]+[.D90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1-30" calcext:value-type="date">
            <text:p>30.11.2019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9.68" calcext:value-type="float">
            <text:p>19,68</text:p>
          </table:table-cell>
          <table:table-cell table:style-name="Default"/>
          <table:table-cell table:style-name="ce138" table:formula="of:=[.E90]+[.D91]" office:value-type="float" office:value="12145" calcext:value-type="float">
            <text:p>12.145,00</text:p>
          </table:table-cell>
          <table:table-cell table:style-name="ce138" table:formula="of:=[.E91]*[.C91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12-30" calcext:value-type="date">
            <text:p>30.12.2019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7.56" calcext:value-type="float">
            <text:p>17,56</text:p>
          </table:table-cell>
          <table:table-cell table:style-name="Default"/>
          <table:table-cell table:style-name="ce138" table:formula="of:=[.E91]+[.D92]" office:value-type="float" office:value="12145" calcext:value-type="float">
            <text:p>12.145,00</text:p>
          </table:table-cell>
          <table:table-cell table:style-name="ce138" table:formula="of:=[.E92]*[.C92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27.01" calcext:value-type="float">
            <text:p>27,01</text:p>
          </table:table-cell>
          <table:table-cell table:style-name="ce138"/>
          <table:table-cell table:style-name="ce138" table:formula="of:=[.E92]+[.D93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01-30" calcext:value-type="date">
            <text:p>30.01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5.71" calcext:value-type="float">
            <text:p>15,71</text:p>
          </table:table-cell>
          <table:table-cell table:style-name="Default"/>
          <table:table-cell table:style-name="ce138" table:formula="of:=[.E93]+[.D94]" office:value-type="float" office:value="12145" calcext:value-type="float">
            <text:p>12.145,00</text:p>
          </table:table-cell>
          <table:table-cell table:style-name="ce138" table:formula="of:=[.E94]*[.C94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2-28" calcext:value-type="date">
            <text:p>28.02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4.18" calcext:value-type="float">
            <text:p>14,18</text:p>
          </table:table-cell>
          <table:table-cell table:style-name="Default"/>
          <table:table-cell table:style-name="ce138" table:formula="of:=[.E94]+[.D95]" office:value-type="float" office:value="12145" calcext:value-type="float">
            <text:p>12.145,00</text:p>
          </table:table-cell>
          <table:table-cell table:style-name="ce138" table:formula="of:=[.E95]*[.C95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.61" calcext:value-type="float">
            <text:p>12,61</text:p>
          </table:table-cell>
          <table:table-cell table:style-name="Default"/>
          <table:table-cell table:style-name="ce138" table:formula="of:=[.E95]+[.D96]" office:value-type="float" office:value="12145" calcext:value-type="float">
            <text:p>12.145,00</text:p>
          </table:table-cell>
          <table:table-cell table:style-name="ce138" table:formula="of:=[.E96]*[.C96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ce198" office:value-type="string" calcext:value-type="string">
            <text:p>ödeme birkan postane</text:p>
          </table:table-cell>
          <table:table-cell table:style-name="ce198"/>
          <table:table-cell table:style-name="ce208" office:value-type="float" office:value="-5000" calcext:value-type="float">
            <text:p>-5.000,00</text:p>
          </table:table-cell>
          <table:table-cell table:style-name="ce138" table:formula="of:=[.E96]+[.D97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0.87" calcext:value-type="float">
            <text:p>10,87</text:p>
          </table:table-cell>
          <table:table-cell table:style-name="Default"/>
          <table:table-cell table:style-name="ce138" table:formula="of:=[.E97]+[.D98]" office:value-type="float" office:value="7145" calcext:value-type="float">
            <text:p>7.145,00</text:p>
          </table:table-cell>
          <table:table-cell table:style-name="ce138" table:formula="of:=[.E98]*[.C98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39" calcext:value-type="float">
            <text:p>11,39</text:p>
          </table:table-cell>
          <table:table-cell table:style-name="Default"/>
          <table:table-cell table:style-name="ce138" table:formula="of:=[.E98]+[.D99]" office:value-type="float" office:value="7145" calcext:value-type="float">
            <text:p>7.145,00</text:p>
          </table:table-cell>
          <table:table-cell table:style-name="ce138" table:formula="of:=[.E99]*[.C99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.62" calcext:value-type="float">
            <text:p>12,62</text:p>
          </table:table-cell>
          <table:table-cell table:style-name="Default"/>
          <table:table-cell table:style-name="ce138" table:formula="of:=[.E99]+[.D100]" office:value-type="float" office:value="7145" calcext:value-type="float">
            <text:p>7.145,00</text:p>
          </table:table-cell>
          <table:table-cell table:style-name="ce138" table:formula="of:=[.E100]*[.C100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6" calcext:value-type="float">
            <text:p>11,76</text:p>
          </table:table-cell>
          <table:table-cell table:style-name="ce138"/>
          <table:table-cell table:style-name="ce138" table:formula="of:=[.E100]+[.D101]" office:value-type="float" office:value="7145" calcext:value-type="float">
            <text:p>7.145,00</text:p>
          </table:table-cell>
          <table:table-cell table:style-name="ce138" table:formula="of:=[.E101]*[.C101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7" calcext:value-type="float">
            <text:p>11,77</text:p>
          </table:table-cell>
          <table:table-cell table:style-name="Default"/>
          <table:table-cell table:style-name="ce138" table:formula="of:=[.E101]+[.D102]" office:value-type="float" office:value="7145" calcext:value-type="float">
            <text:p>7.145,00</text:p>
          </table:table-cell>
          <table:table-cell table:style-name="ce138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7" calcext:value-type="float">
            <text:p>11,77</text:p>
          </table:table-cell>
          <table:table-cell table:style-name="ce138"/>
          <table:table-cell table:style-name="ce138" table:formula="of:=[.E102]+[.D103]" office:value-type="float" office:value="7145" calcext:value-type="float">
            <text:p>7.145,00</text:p>
          </table:table-cell>
          <table:table-cell table:style-name="ce138" table:formula="of:=[.E103]*[.C103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" calcext:value-type="float">
            <text:p>12</text:p>
          </table:table-cell>
          <table:table-cell table:style-name="ce138"/>
          <table:table-cell table:style-name="ce138" table:formula="of:=[.E103]+[.D104]" office:value-type="float" office:value="7145" calcext:value-type="float">
            <text:p>7.145,00</text:p>
          </table:table-cell>
          <table:table-cell table:style-name="ce138" table:formula="of:=[.E104]*[.C104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Gecikme 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4]+[.D105]" office:value-type="float" office:value="7145" calcext:value-type="float">
            <text:p>7.145,00</text:p>
          </table:table-cell>
          <table:table-cell table:style-name="ce138" table:formula="of:=[.E105]*[.C105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2020-2021 Kira Bedeli</text:p>
          </table:table-cell>
          <table:table-cell table:style-name="ce198"/>
          <table:table-cell table:style-name="ce138"/>
          <table:table-cell table:style-name="ce138" table:formula="of:=[.E105]+[.D106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30648*18%+=36165 <text:s text:c="2"/>36165/12=3014</text:p>
          </table:table-cell>
          <table:table-cell table:style-name="ce198"/>
          <table:table-cell table:style-name="ce138"/>
          <table:table-cell table:style-name="ce138" table:formula="of:=[.E106]+[.D107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ce198" office:value-type="string" calcext:value-type="string">
            <text:p>Kasım Kira Bedeli</text:p>
          </table:table-cell>
          <table:table-cell table:style-name="ce198"/>
          <table:table-cell table:style-name="ce138" office:value-type="float" office:value="3014" calcext:value-type="float">
            <text:p>3.014,00</text:p>
          </table:table-cell>
          <table:table-cell table:style-name="ce138" table:formula="of:=[.E107]+[.D108]" office:value-type="float" office:value="10159" calcext:value-type="float">
            <text:p>10.159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11-30" calcext:value-type="date">
            <text:p>30.11.2020</text:p>
          </table:table-cell>
          <table:table-cell table:style-name="ce198" office:value-type="string" calcext:value-type="string">
            <text:p>Kasım Gecikme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8]+[.D109]" office:value-type="float" office:value="10159" calcext:value-type="float">
            <text:p>10.159,00</text:p>
          </table:table-cell>
          <table:table-cell table:style-name="ce138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93"/>
          <table:table-cell table:style-name="ce199" office:value-type="string" calcext:value-type="string">
            <text:p>TOPLAM GECİKME TUTARI</text:p>
          </table:table-cell>
          <table:table-cell table:style-name="ce201"/>
          <table:table-cell table:style-name="ce206" table:number-columns-repeated="2"/>
          <table:table-cell table:style-name="ce204" table:formula="of:=SUM([.F75:.F109])" office:value-type="float" office:value="2155.45866666667" calcext:value-type="float">
            <text:p>2.155,46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63 S3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Default" office:value-type="string" calcext:value-type="string">
            <text:p>Sanayi S3 Mermer</text:p>
          </table:table-cell>
          <table:table-cell/>
          <table:table-cell office:value-type="string" calcext:value-type="string">
            <text:p>300 m2</text:p>
          </table:table-cell>
          <table:table-cell table:number-columns-repeated="55"/>
        </table:table-row>
        <table:table-row table:style-name="ro1">
          <table:table-cell table:style-name="ce43"/>
          <table:table-cell table:style-name="Default"/>
          <table:table-cell table:style-name="ce53" table:number-columns-repeated="5"/>
          <table:table-cell table:number-columns-repeated="52"/>
        </table:table-row>
        <table:table-row table:style-name="ro1">
          <table:table-cell table:style-name="ce44"/>
          <table:table-cell table:style-name="Default"/>
          <table:table-cell table:number-columns-repeated="57"/>
        </table:table-row>
        <table:table-row table:style-name="ro1">
          <table:table-cell table:style-name="ce45"/>
          <table:table-cell table:style-name="Default"/>
          <table:table-cell table:style-name="ce54" table:number-columns-repeated="5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55" table:number-columns-repeated="2"/>
          <table:table-cell table:style-name="ce54"/>
          <table:table-cell table:style-name="ce56"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4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4 S4" table:style-name="ta5">
        <table:table-column table:style-name="co44" table:default-cell-style-name="ce42"/>
        <table:table-column table:style-name="co45" table:default-cell-style-name="ce52"/>
        <table:table-column table:style-name="co38" table:default-cell-style-name="ce52"/>
        <table:table-column table:style-name="co46" table:default-cell-style-name="ce52"/>
        <table:table-column table:style-name="co9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81" table:formula="of:=SUM([.C13:.C32])" office:value-type="float" office:value="39000" calcext:value-type="float">
            <text:p>39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81" table:formula="of:=SUM([.D13:.D32])" office:value-type="float" office:value="27000" calcext:value-type="float">
            <text:p>27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81" table:formula="of:=[.E31]" office:value-type="float" office:value="12000" calcext:value-type="float">
            <text:p>12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81" table:formula="of:=[.D35]" office:value-type="float" office:value="25220" calcext:value-type="float">
            <text:p>25.22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1780" calcext:value-type="float">
            <text:p>1.780,00</text:p>
          </table:table-cell>
          <table:table-cell table:style-name="Default"/>
          <table:table-cell table:style-name="ce81"/>
          <table:table-cell table:number-columns-repeated="54"/>
        </table:table-row>
        <table:table-row table:style-name="ro1">
          <table:table-cell/>
          <table:table-cell table:style-name="ce47"/>
          <table:table-cell table:style-name="ce81" table:number-columns-repeated="3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Hurdacı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Ali Demirel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29-10-2020 – 30-11-2021 Kira Bedeli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81" office:value-type="float" office:value="3000" calcext:value-type="float">
            <text:p>3.000,00</text:p>
          </table:table-cell>
          <table:table-cell/>
          <table:table-cell table:style-name="ce84" table:formula="of:=[.C16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 table:style-name="ce54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54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<text:span text:style-name="T4">2020-21 </text:span>Kira Bedeli 1-7/12</text:p>
          </table:table-cell>
          <table:table-cell table:style-name="ce138" office:value-type="float" office:value="21000" calcext:value-type="float">
            <text:p>21.000,00</text:p>
          </table:table-cell>
          <table:table-cell table:style-name="ce138"/>
          <table:table-cell table:style-name="ce54" table:formula="of:=[.E18]+[.C19]-[.D19]" office:value-type="float" office:value="21000" calcext:value-type="float">
            <text:p>2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table:style-name="ce138" office:value-type="float" office:value="20000" calcext:value-type="float">
            <text:p>20.000,00</text:p>
          </table:table-cell>
          <table:table-cell table:style-name="ce54" table:formula="of:=[.E19]+[.C20]-[.D20]" office:value-type="float" office:value="1000" calcext:value-type="float">
            <text:p>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</text:p>
          </table:table-cell>
          <table:table-cell table:style-name="Default"/>
          <table:table-cell office:value-type="float" office:value="1000" calcext:value-type="float">
            <text:p>1.000,00</text:p>
          </table:table-cell>
          <table:table-cell table:style-name="ce54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<text:span text:style-name="T4">2020-21 </text:span>Kira Bedeli 8/12           senetli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i 8/12 elden ödendi senet iade edildi</text:p>
          </table:table-cell>
          <table:table-cell table:style-name="ce138"/>
          <table:table-cell table:style-name="Default" office:value-type="float" office:value="3000" calcext:value-type="float">
            <text:p>3000</text:p>
          </table:table-cell>
          <table:table-cell table:style-name="ce54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<text:span text:style-name="T4">2020-21 </text:span>Kira Bedeli 9-10/12  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9-10/12</text:p>
          </table:table-cell>
          <table:table-cell table:style-name="ce138"/>
          <table:table-cell table:style-name="Default"/>
          <table:table-cell table:style-name="ce54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1-03-30" calcext:value-type="date">
            <text:p>30.03.2021</text:p>
          </table:table-cell>
          <table:table-cell table:style-name="ce42" office:value-type="string" calcext:value-type="string">
            <text:p><text:span text:style-name="T4">2020-21 </text:span>Kira Bedeli 11-12/12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11-12/12</text:p>
          </table:table-cell>
          <table:table-cell table:style-name="ce138"/>
          <table:table-cell table:style-name="Default"/>
          <table:table-cell table:style-name="ce54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84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/>
          <table:table-cell table:style-name="ce81" table:formula="of:=SUM([.D37:.D56])" office:value-type="float" office:value="25220" calcext:value-type="float">
            <text:p>25.22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6"/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91" office:value-type="float" office:value="4000" calcext:value-type="float">
            <text:p>4.0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5" table:style-name="ta1">
        <table:table-column table:style-name="co9" table:default-cell-style-name="Default"/>
        <table:table-column table:style-name="co47" table:default-cell-style-name="Default"/>
        <table:table-column table:style-name="co9" table:default-cell-style-name="Default"/>
        <table:table-column table:style-name="co9" table:default-cell-style-name="ce138"/>
        <table:table-column table:style-name="co9" table:number-columns-repeated="3" table:default-cell-style-name="Default"/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Sanayi 200 m2 Doğuş Sağ kira </text:p>
          </table:table-cell>
          <table:table-cell table:style-name="ce52" table:number-columns-repeated="5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Toplamlar</text:p>
          </table:table-cell>
          <table:table-cell table:number-columns-repeated="2"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Kira Bedeli</text:p>
          </table:table-cell>
          <table:table-cell table:style-name="ce81" table:formula="of:=SUM([.C13:.C31])" office:value-type="float" office:value="36000" calcext:value-type="float">
            <text:p>36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Toplam Ödeme</text:p>
          </table:table-cell>
          <table:table-cell table:style-name="ce81" table:formula="of:=SUM([.D13:.D31])" office:value-type="float" office:value="27000" calcext:value-type="float">
            <text:p>27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Toplam Ödenecek</text:p>
          </table:table-cell>
          <table:table-cell table:style-name="ce81" table:formula="of:=[.E30]" office:value-type="float" office:value="9000" calcext:value-type="float">
            <text:p>9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Masraf</text:p>
          </table:table-cell>
          <table:table-cell table:style-name="ce81" table:formula="of:=[.D34]" office:value-type="float" office:value="11500" calcext:value-type="float">
            <text:p>11.5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15500" calcext:value-type="float">
            <text:p>15.500,00</text:p>
          </table:table-cell>
          <table:table-cell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81" table:number-columns-repeated="3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Motorcu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Fatih Arslantaş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30-08-2020 – 29-08-2021 Kira Bedeli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office:value-type="string" calcext:value-type="string">
            <text:p>Yıllık Kira Bedeli</text:p>
          </table:table-cell>
          <table:table-cell table:style-name="ce81"/>
          <table:table-cell table:style-name="ce52"/>
          <table:table-cell table:style-name="ce84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 office:value-type="float" office:value="6000" calcext:value-type="float">
            <text:p>6000</text:p>
          </table:table-cell>
          <table:table-cell table:style-name="ce52"/>
          <table:table-cell table:style-name="ce54" table:formula="of:=[.E16]+[.C17]-[.D1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/>
          <table:table-cell table:style-name="ce52" office:value-type="float" office:value="6000" calcext:value-type="float">
            <text:p>6.000,00</text:p>
          </table:table-cell>
          <table:table-cell table:style-name="ce54" table:formula="of:=[.E17]+[.C18]-[.D18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Kira Bedeli 3-7/12</text:p>
          </table:table-cell>
          <table:table-cell table:style-name="ce138" office:value-type="float" office:value="15000" calcext:value-type="float">
            <text:p>15.000,00</text:p>
          </table:table-cell>
          <table:table-cell/>
          <table:table-cell table:style-name="ce54" table:formula="of:=[.E18]+[.C19]-[.D19]" office:value-type="float" office:value="15000" calcext:value-type="float">
            <text:p>15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office:value-type="float" office:value="15000" calcext:value-type="float">
            <text:p>15.000,00</text:p>
          </table:table-cell>
          <table:table-cell table:style-name="ce54" table:formula="of:=[.E19]+[.C20]-[.D20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Bedeli 8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0]+[.C21]-[.D21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Ödemesii 8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1]+[.C22]-[.D22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ce42" office:value-type="string" calcext:value-type="string">
            <text:p>Kira Bedeli 9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2]+[.C23]-[.D23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12" calcext:value-type="date">
            <text:p>12.11.2020</text:p>
          </table:table-cell>
          <table:table-cell table:style-name="ce42" office:value-type="string" calcext:value-type="string">
            <text:p>Kira Ödemesi 9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3]+[.C24]-[.D24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Kira Bedeli 10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4]+[.C25]-[.D25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0/12</text:p>
          </table:table-cell>
          <table:table-cell table:style-name="ce138"/>
          <table:table-cell/>
          <table:table-cell table:style-name="ce54" table:formula="of:=[.E25]+[.C26]-[.D26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2-30" calcext:value-type="date">
            <text:p>30.12.2020</text:p>
          </table:table-cell>
          <table:table-cell table:style-name="ce42" office:value-type="string" calcext:value-type="string">
            <text:p>Kira Bedeli 11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6]+[.C27]-[.D2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1/12</text:p>
          </table:table-cell>
          <table:table-cell table:style-name="ce138"/>
          <table:table-cell/>
          <table:table-cell table:style-name="ce54" table:formula="of:=[.E27]+[.C28]-[.D28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Kira Bedeli 12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8]+[.C29]-[.D29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Kira Ödemesi 12/12</text:p>
          </table:table-cell>
          <table:table-cell table:style-name="ce138"/>
          <table:table-cell table:style-name="ce52"/>
          <table:table-cell table:style-name="ce84" table:formula="of:=[.E29]+[.C30]-[.D30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 table:number-columns-repeated="2"/>
          <table:table-cell table:style-name="ce138"/>
          <table:table-cell table:style-name="ce5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number-columns-repeated="4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number-columns-repeated="2"/>
          <table:table-cell table:style-name="ce52" table:number-columns-repeated="3"/>
        </table:table-row>
        <table:table-row table:style-name="ro1">
          <table:table-cell table:style-name="ce42"/>
          <table:table-cell table:style-name="ce47" office:value-type="string" calcext:value-type="string">
            <text:p>Masraflar</text:p>
          </table:table-cell>
          <table:table-cell/>
          <table:table-cell table:style-name="ce81" table:formula="of:=SUM([.D36:.D58])" office:value-type="float" office:value="11500" calcext:value-type="float">
            <text:p>11.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 table:style-name="ce136"/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office:value-type="string" calcext:value-type="string">
            <text:p>kira indirimi</text:p>
          </table:table-cell>
          <table:table-cell table:style-name="ce52"/>
          <table:table-cell table:style-name="ce191" office:value-type="float" office:value="6000" calcext:value-type="float">
            <text:p>6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motorcu boy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2" calcext:value-type="date">
            <text:p>22.08.2020</text:p>
          </table:table-cell>
          <table:table-cell table:style-name="ce42" office:value-type="string" calcext:value-type="string">
            <text:p>motorcu hel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4" calcext:value-type="date">
            <text:p>24.08.2020</text:p>
          </table:table-cell>
          <table:table-cell table:style-name="ce42" office:value-type="string" calcext:value-type="string">
            <text:p>motorcu kapı</text:p>
          </table:table-cell>
          <table:table-cell table:style-name="ce52"/>
          <table:table-cell table:style-name="ce52" office:value-type="float" office:value="2000" calcext:value-type="float">
            <text:p>2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Alçıpan demir işleri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camcı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arka duvar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elektrik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52" table:number-columns-repeated="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/>
          <table:table-cell table:style-name="ce137"/>
          <table:table-cell table:number-columns-repeated="2"/>
        </table:table-row>
        <table:table-row table:style-name="ro1" table:number-rows-repeated="2">
          <table:table-cell table:style-name="ce42"/>
          <table:table-cell table:style-name="ce52"/>
          <table:table-cell table:style-name="ce9"/>
          <table:table-cell table:style-name="ce52"/>
          <table:table-cell table:style-name="ce81"/>
          <table:table-cell table:number-columns-repeated="2"/>
        </table:table-row>
        <table:table-row table:style-name="ro1" table:number-rows-repeated="5">
          <table:table-cell table:style-name="ce42"/>
          <table:table-cell table:style-name="ce52" table:number-columns-repeated="3"/>
          <table:table-cell table:style-name="ce9"/>
          <table:table-cell table:style-name="ce57"/>
          <table:table-cell table:style-name="ce81"/>
        </table:table-row>
        <table:table-row table:style-name="ro1" table:number-rows-repeated="44">
          <table:table-cell table:style-name="ce42"/>
          <table:table-cell table:style-name="ce52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6 S6" table:style-name="ta5">
        <table:table-column table:style-name="co14" table:default-cell-style-name="ce42"/>
        <table:table-column table:style-name="co48" table:default-cell-style-name="ce42"/>
        <table:table-column table:style-name="co37" table:default-cell-style-name="ce52"/>
        <table:table-column table:style-name="co49" table:default-cell-style-name="ce52"/>
        <table:table-column table:style-name="co50" table:default-cell-style-name="ce52"/>
        <table:table-column table:style-name="co51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/>
          <table:table-cell table:style-name="ce81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Taksit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table:number-columns-repeated="2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Parçacı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54" table:formula="of:=[.C9]-[.E9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5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ce52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6200" calcext:value-type="float">
            <text:p>6.200,00</text:p>
          </table:table-cell>
          <table:table-cell table:style-name="ce138"/>
          <table:table-cell office:value-type="float" office:value="6200" calcext:value-type="float">
            <text:p>6.200,00</text:p>
          </table:table-cell>
          <table:table-cell table:style-name="ce54" table:formula="of:=[.C13]-[.E13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38" office:value-type="float" office:value="7800" calcext:value-type="float">
            <text:p>7.800,00</text:p>
          </table:table-cell>
          <table:table-cell table:style-name="ce138"/>
          <table:table-cell office:value-type="float" office:value="7800" calcext:value-type="float">
            <text:p>7.800,00</text:p>
          </table:table-cell>
          <table:table-cell table:style-name="ce54" table:formula="of:=[.C17]-[.E17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Toplamlar</text:p>
          </table:table-cell>
          <table:table-cell table:style-name="ce185" office:value-type="string" calcext:value-type="string">
            <text:p>Kira </text:p>
          </table:table-cell>
          <table:table-cell table:style-name="ce185"/>
          <table:table-cell table:style-name="ce136" office:value-type="string" calcext:value-type="string">
            <text:p>Ödeme</text:p>
          </table:table-cell>
          <table:table-cell table:style-name="ce186" office:value-type="string" calcext:value-type="string">
            <text:p>Kalan Ödeme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1" table:formula="of:=SUM([.C7:.C19])" office:value-type="float" office:value="18000" calcext:value-type="float">
            <text:p>18.000,00</text:p>
          </table:table-cell>
          <table:table-cell table:style-name="ce81"/>
          <table:table-cell table:style-name="ce81" table:formula="of:=SUM([.E7:.E19])" office:value-type="float" office:value="18000" calcext:value-type="float">
            <text:p>18.000,00</text:p>
          </table:table-cell>
          <table:table-cell table:style-name="ce41" table:formula="of:=SUM([.F7:.F19])" office:value-type="float" office:value="0" calcext:value-type="float">
            <text:p>0,00</text:p>
          </table:table-cell>
          <table:table-cell table:style-name="ce81"/>
          <table:table-cell table:style-name="ce84"/>
          <table:table-cell table:number-columns-repeated="52"/>
        </table:table-row>
        <table:table-row table:style-name="ro1">
          <table:table-cell/>
          <table:table-cell table:style-name="ce184" office:value-type="string" calcext:value-type="string">
            <text:p>Masraf</text:p>
          </table:table-cell>
          <table:table-cell table:number-columns-repeated="2"/>
          <table:table-cell table:style-name="ce81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184"/>
          <table:table-cell table:number-columns-repeated="2"/>
          <table:table-cell table:style-name="ce81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number-columns-repeated="2"/>
          <table:table-cell table:style-name="ce81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2">
          <table:table-cell/>
          <table:table-cell table:style-name="ce53"/>
          <table:table-cell table:number-columns-repeated="2"/>
          <table:table-cell table:style-name="ce81"/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1">
        <table:table-column table:style-name="co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4" table:default-cell-style-name="ce144"/>
        <table:table-column table:style-name="co54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.C11:.C19])" office:value-type="float" office:value="20833.9824" calcext:value-type="float">
            <text:p>20.833,9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18]" office:value-type="float" office:value="6975.4824" calcext:value-type="float">
            <text:p>+6.975,48</text:p>
          </table:table-cell>
          <table:table-cell table:style-name="ce163"/>
          <table:table-cell table:style-name="ce163" table:formula="of:=-[.C11]" office:value-type="float" office:value="-6975.4824" calcext:value-type="float">
            <text:p>-6.975,4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11]-[.C12]+[.D12]" office:value-type="float" office:value="-15133.9824" calcext:value-type="float">
            <text:p>-15.133,9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700" calcext:value-type="float">
            <text:p>5.700,00</text:p>
          </table:table-cell>
          <table:table-cell table:style-name="ce168"/>
          <table:table-cell table:style-name="ce164" table:formula="of:=[.E12]-[.C13]+[.D13]" office:value-type="float" office:value="-20833.9824" calcext:value-type="float">
            <text:p>-20.833,98</text:p>
          </table:table-cell>
          <table:table-cell table:style-name="ce188" office:value-type="date" office:date-value="2020-10-05" calcext:value-type="date">
            <text:p>5.Eki.20</text:p>
          </table:table-cell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10:16:47.17088976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0-12-03T14:26:54.525645850</dc:date>
    <meta:editing-duration>PT17H20M55S</meta:editing-duration>
    <meta:editing-cycles>102</meta:editing-cycles>
    <meta:generator>LibreOffice/7.0.1.2$Linux_X86_64 LibreOffice_project/7cbcfc562f6eb6708b5ff7d7397325de9e764452</meta:generator>
    <meta:print-date>2020-12-03T14:21:07.256570303</meta:print-date>
    <meta:document-statistic meta:table-count="16" meta:cell-count="1453" meta:object-count="0"/>
  </office:meta>
</office:document-meta>
</file>